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d0856" officeooo:paragraph-rsid="001d0856"/>
    </style:style>
    <style:style style:name="P2" style:family="paragraph" style:parent-style-name="Standard">
      <style:text-properties officeooo:rsid="001e11b1" officeooo:paragraph-rsid="001e11b1"/>
    </style:style>
    <style:style style:name="P3" style:family="paragraph" style:parent-style-name="Standard">
      <style:text-properties officeooo:rsid="001f9c74" officeooo:paragraph-rsid="001f9c74"/>
    </style:style>
    <style:style style:name="P4" style:family="paragraph" style:parent-style-name="Standard">
      <style:text-properties officeooo:rsid="00212302" officeooo:paragraph-rsid="00212302"/>
    </style:style>
    <style:style style:name="P5" style:family="paragraph" style:parent-style-name="Standard">
      <style:text-properties officeooo:rsid="00212302" officeooo:paragraph-rsid="0021fbd8"/>
    </style:style>
    <style:style style:name="P6" style:family="paragraph" style:parent-style-name="Standard">
      <style:text-properties officeooo:rsid="0021fbd8" officeooo:paragraph-rsid="0021fbd8"/>
    </style:style>
    <style:style style:name="P7" style:family="paragraph" style:parent-style-name="Standard">
      <style:text-properties officeooo:rsid="002383ae" officeooo:paragraph-rsid="002383ae"/>
    </style:style>
    <style:style style:name="P8" style:family="paragraph" style:parent-style-name="Standard">
      <style:text-properties officeooo:rsid="0023fdd3" officeooo:paragraph-rsid="0023fdd3"/>
    </style:style>
    <style:style style:name="P9" style:family="paragraph" style:parent-style-name="Standard">
      <style:text-properties officeooo:rsid="00253a24" officeooo:paragraph-rsid="00253a24"/>
    </style:style>
    <style:style style:name="P10" style:family="paragraph" style:parent-style-name="Standard">
      <style:text-properties officeooo:rsid="00269a8c" officeooo:paragraph-rsid="00269a8c"/>
    </style:style>
    <style:style style:name="T1" style:family="text">
      <style:text-properties officeooo:rsid="0021fb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(base) [student@localhost ~]$ mongo</text:p>
      <text:p text:style-name="P7">MongoDB shell version: 2.4.6</text:p>
      <text:p text:style-name="P7">connecting to: test</text:p>
      <text:p text:style-name="P7">&gt; db.book.insert({"Book_ISBN":1,"Title":"JAVA","Publisher_name":"Pearson","author":{"Author_name":"Mr.Bagal","Author_address":"Pune","phone":[{"Author_phone":"9922778844"},{"landline":021346512}]},"Publisher_city":"Pune","Price":250,"Copy":100}); </text:p>
      <text:p text:style-name="P7">&gt; db.book.insert({"Book_ISBN":8,"Title":"CN","Publisher_name":"Pearson","author":[{"Author_name":"Mr.Bagal","Author_address":"Pune","phone":[{"Author_phone":"9922778844"},{"landline":021346512}]},{"Author_name":"Mr.sehgal","Author_address":"Mumbai","phone":[{"Author_phone":"998988776"},{"landline":90909090}]}],"Publisher_city":"Thane","Price":678,"Copy":200}); </text:p>
      <text:p text:style-name="P7">&gt; db.book.insert({"Book_ISBN":5,"Title":"TOC","Publisher_name":"Pranav","author":[{"Author_name":"SHAHA","Author_address":"delhi","phone":[{"Author_phone":"9965434455"},{"landline":898764332}]},{"Author_name":"varsha","Author_address":"Mumbai","phone":[{"Author_phone":"9898976654"},{"landline":987654543257}]}],"Publisher_city":"Delhi","Price":500,"Copy":70}); </text:p>
      <text:p text:style-name="P7">&gt; db.book.find().pretty();</text:p>
      <text:p text:style-name="P7">{</text:p>
      <text:p text:style-name="P7"><text:tab/>"_id" : ObjectId("5d899e5b6db46d6c825f4ccb"),</text:p>
      <text:p text:style-name="P7"><text:tab/>"Book_ISBN" : 1,</text:p>
      <text:p text:style-name="P7"><text:tab/>"Title" : "JAVA",</text:p>
      <text:p text:style-name="P7"><text:tab/>"Publisher_name" : "Pearson",</text:p>
      <text:p text:style-name="P7"><text:tab/>"author" : {</text:p>
      <text:p text:style-name="P7"><text:tab/><text:tab/>"Author_name" : "Mr.Bagal",</text:p>
      <text:p text:style-name="P7"><text:tab/><text:tab/>"Author_address" : "Pune",</text:p>
      <text:p text:style-name="P7"><text:tab/><text:tab/>"phone" : [</text:p>
      <text:p text:style-name="P7"><text:tab/><text:tab/><text:tab/>{</text:p>
      <text:p text:style-name="P7"><text:tab/><text:tab/><text:tab/><text:tab/>"Author_phone" : "9922778844"</text:p>
      <text:p text:style-name="P7"><text:tab/><text:tab/><text:tab/>},</text:p>
      <text:p text:style-name="P7"><text:tab/><text:tab/><text:tab/>{</text:p>
      <text:p text:style-name="P7"><text:tab/><text:tab/><text:tab/><text:tab/>"landline" : 4574538</text:p>
      <text:p text:style-name="P7"><text:tab/><text:tab/><text:tab/>}</text:p>
      <text:p text:style-name="P7"><text:tab/><text:tab/>]</text:p>
      <text:p text:style-name="P7"><text:tab/>},</text:p>
      <text:p text:style-name="P7"><text:tab/>"Publisher_city" : "Pune",</text:p>
      <text:p text:style-name="P7"><text:tab/>"Price" : 250,</text:p>
      <text:p text:style-name="P7"><text:tab/>"Copy" : 100</text:p>
      <text:p text:style-name="P7">}</text:p>
      <text:p text:style-name="P7">{</text:p>
      <text:p text:style-name="P7"><text:tab/>"_id" : ObjectId("5d899e7f6db46d6c825f4ccc"),</text:p>
      <text:p text:style-name="P7"><text:tab/>"Book_ISBN" : 8,</text:p>
      <text:p text:style-name="P7"><text:tab/>"Title" : "CN",</text:p>
      <text:p text:style-name="P7"><text:tab/>"Publisher_name" : "Pearson",</text:p>
      <text:p text:style-name="P7"><text:tab/>"author" : [</text:p>
      <text:p text:style-name="P7"><text:tab/><text:tab/>{</text:p>
      <text:p text:style-name="P7"><text:tab/><text:tab/><text:tab/>"Author_name" : "Mr.Bagal",</text:p>
      <text:p text:style-name="P7"><text:tab/><text:tab/><text:tab/>"Author_address" : "Pune",</text:p>
      <text:p text:style-name="P7"><text:tab/><text:tab/><text:tab/>"phone" : [</text:p>
      <text:p text:style-name="P7"><text:tab/><text:tab/><text:tab/><text:tab/>{</text:p>
      <text:p text:style-name="P7"><text:soft-page-break/><text:tab/><text:tab/><text:tab/><text:tab/><text:tab/>"Author_phone" : "9922778844"</text:p>
      <text:p text:style-name="P7"><text:tab/><text:tab/><text:tab/><text:tab/>},</text:p>
      <text:p text:style-name="P7"><text:tab/><text:tab/><text:tab/><text:tab/>{</text:p>
      <text:p text:style-name="P7"><text:tab/><text:tab/><text:tab/><text:tab/><text:tab/>"landline" : 4574538</text:p>
      <text:p text:style-name="P7"><text:tab/><text:tab/><text:tab/><text:tab/>}</text:p>
      <text:p text:style-name="P7"><text:tab/><text:tab/><text:tab/>]</text:p>
      <text:p text:style-name="P7"><text:tab/><text:tab/>},</text:p>
      <text:p text:style-name="P7"><text:tab/><text:tab/>{</text:p>
      <text:p text:style-name="P7"><text:tab/><text:tab/><text:tab/>"Author_name" : "Mr.sehgal",</text:p>
      <text:p text:style-name="P7"><text:tab/><text:tab/><text:tab/>"Author_address" : "Mumbai",</text:p>
      <text:p text:style-name="P7"><text:tab/><text:tab/><text:tab/>"phone" : [</text:p>
      <text:p text:style-name="P7"><text:tab/><text:tab/><text:tab/><text:tab/>{</text:p>
      <text:p text:style-name="P7"><text:tab/><text:tab/><text:tab/><text:tab/><text:tab/>"Author_phone" : "998988776"</text:p>
      <text:p text:style-name="P7"><text:tab/><text:tab/><text:tab/><text:tab/>},</text:p>
      <text:p text:style-name="P7"><text:tab/><text:tab/><text:tab/><text:tab/>{</text:p>
      <text:p text:style-name="P7"><text:tab/><text:tab/><text:tab/><text:tab/><text:tab/>"landline" : 90909090</text:p>
      <text:p text:style-name="P7"><text:tab/><text:tab/><text:tab/><text:tab/>}</text:p>
      <text:p text:style-name="P7"><text:tab/><text:tab/><text:tab/>]</text:p>
      <text:p text:style-name="P7"><text:tab/><text:tab/>}</text:p>
      <text:p text:style-name="P7"><text:tab/>],</text:p>
      <text:p text:style-name="P7"><text:tab/>"Publisher_city" : "Thane",</text:p>
      <text:p text:style-name="P7"><text:tab/>"Price" : 678,</text:p>
      <text:p text:style-name="P7"><text:tab/>"Copy" : 200</text:p>
      <text:p text:style-name="P7">}</text:p>
      <text:p text:style-name="P7">{</text:p>
      <text:p text:style-name="P7"><text:tab/>"_id" : ObjectId("5d899eb06db46d6c825f4ccd"),</text:p>
      <text:p text:style-name="P7"><text:tab/>"Book_ISBN" : 5,</text:p>
      <text:p text:style-name="P7"><text:tab/>"Title" : "TOC",</text:p>
      <text:p text:style-name="P7"><text:tab/>"Publisher_name" : "Pranav",</text:p>
      <text:p text:style-name="P7"><text:tab/>"author" : [</text:p>
      <text:p text:style-name="P7"><text:tab/><text:tab/>{</text:p>
      <text:p text:style-name="P7"><text:tab/><text:tab/><text:tab/>"Author_name" : "SHAHA",</text:p>
      <text:p text:style-name="P7"><text:tab/><text:tab/><text:tab/>"Author_address" : "delhi",</text:p>
      <text:p text:style-name="P7"><text:tab/><text:tab/><text:tab/>"phone" : [</text:p>
      <text:p text:style-name="P7"><text:tab/><text:tab/><text:tab/><text:tab/>{</text:p>
      <text:p text:style-name="P7"><text:tab/><text:tab/><text:tab/><text:tab/><text:tab/>"Author_phone" : "9965434455"</text:p>
      <text:p text:style-name="P7"><text:tab/><text:tab/><text:tab/><text:tab/>},</text:p>
      <text:p text:style-name="P7"><text:tab/><text:tab/><text:tab/><text:tab/>{</text:p>
      <text:p text:style-name="P7"><text:tab/><text:tab/><text:tab/><text:tab/><text:tab/>"landline" : 898764332</text:p>
      <text:p text:style-name="P7"><text:tab/><text:tab/><text:tab/><text:tab/>}</text:p>
      <text:p text:style-name="P7"><text:tab/><text:tab/><text:tab/>]</text:p>
      <text:p text:style-name="P7"><text:tab/><text:tab/>},</text:p>
      <text:p text:style-name="P7"><text:tab/><text:tab/>{</text:p>
      <text:p text:style-name="P7"><text:tab/><text:tab/><text:tab/>"Author_name" : "varsha",</text:p>
      <text:p text:style-name="P7"><text:tab/><text:tab/><text:tab/>"Author_address" : "Mumbai",</text:p>
      <text:p text:style-name="P7"><text:tab/><text:tab/><text:tab/>"phone" : [</text:p>
      <text:p text:style-name="P7"><text:tab/><text:tab/><text:tab/><text:tab/>{</text:p>
      <text:p text:style-name="P7"><text:tab/><text:tab/><text:tab/><text:tab/><text:tab/>"Author_phone" : "9898976654"</text:p>
      <text:p text:style-name="P7"><text:tab/><text:tab/><text:tab/><text:tab/>},</text:p>
      <text:p text:style-name="P7"><text:soft-page-break/><text:tab/><text:tab/><text:tab/><text:tab/>{</text:p>
      <text:p text:style-name="P7"><text:tab/><text:tab/><text:tab/><text:tab/><text:tab/>"landline" : 987654543257</text:p>
      <text:p text:style-name="P7"><text:tab/><text:tab/><text:tab/><text:tab/>}</text:p>
      <text:p text:style-name="P7"><text:tab/><text:tab/><text:tab/>]</text:p>
      <text:p text:style-name="P7"><text:tab/><text:tab/>}</text:p>
      <text:p text:style-name="P7"><text:tab/>],</text:p>
      <text:p text:style-name="P7"><text:tab/>"Publisher_city" : "Delhi",</text:p>
      <text:p text:style-name="P7"><text:tab/>"Price" : 500,</text:p>
      <text:p text:style-name="P7"><text:tab/>"Copy" : 70</text:p>
      <text:p text:style-name="P7">}</text:p>
      <text:p text:style-name="P8">2.publisher lives in pune</text:p>
      <text:p text:style-name="P8">&gt; db.book.find({"Publisher_city":"Pune"}).pretty()</text:p>
      <text:p text:style-name="P8">{</text:p>
      <text:p text:style-name="P8"><text:tab/>"_id" : ObjectId("5d899e5b6db46d6c825f4ccb"),</text:p>
      <text:p text:style-name="P8"><text:tab/>"Book_ISBN" : 1,</text:p>
      <text:p text:style-name="P8"><text:tab/>"Title" : "JAVA",</text:p>
      <text:p text:style-name="P8"><text:tab/>"Publisher_name" : "Pearson",</text:p>
      <text:p text:style-name="P8"><text:tab/>"author" : {</text:p>
      <text:p text:style-name="P8"><text:tab/><text:tab/>"Author_name" : "Mr.Bagal",</text:p>
      <text:p text:style-name="P8"><text:tab/><text:tab/>"Author_address" : "Pune",</text:p>
      <text:p text:style-name="P8"><text:tab/><text:tab/>"phone" : [</text:p>
      <text:p text:style-name="P8"><text:tab/><text:tab/><text:tab/>{</text:p>
      <text:p text:style-name="P8"><text:tab/><text:tab/><text:tab/><text:tab/>"Author_phone" : "9922778844"</text:p>
      <text:p text:style-name="P8"><text:tab/><text:tab/><text:tab/>},</text:p>
      <text:p text:style-name="P8"><text:tab/><text:tab/><text:tab/>{</text:p>
      <text:p text:style-name="P8"><text:tab/><text:tab/><text:tab/><text:tab/>"landline" : 4574538</text:p>
      <text:p text:style-name="P8"><text:tab/><text:tab/><text:tab/>}</text:p>
      <text:p text:style-name="P8"><text:tab/><text:tab/>]</text:p>
      <text:p text:style-name="P8"><text:tab/>},</text:p>
      <text:p text:style-name="P8"><text:tab/>"Publisher_city" : "Pune",</text:p>
      <text:p text:style-name="P8"><text:tab/>"Price" : 250,</text:p>
      <text:p text:style-name="P8"><text:tab/>"Copy" : 100</text:p>
      <text:p text:style-name="P8">}</text:p>
      <text:p text:style-name="P9">3.delete</text:p>
      <text:p text:style-name="P9">&gt; db.book.remove({$and:[{"Title":{$gte:"J"}},{"Title":{$lt:"K"}}]})</text:p>
      <text:p text:style-name="P9">&gt; db.book.find().pretty();</text:p>
      <text:p text:style-name="P9">{</text:p>
      <text:p text:style-name="P9"><text:tab/>"_id" : ObjectId("5d899e7f6db46d6c825f4ccc"),</text:p>
      <text:p text:style-name="P9"><text:tab/>"Book_ISBN" : 8,</text:p>
      <text:p text:style-name="P9"><text:tab/>"Title" : "CN",</text:p>
      <text:p text:style-name="P9"><text:tab/>"Publisher_name" : "Pearson",</text:p>
      <text:p text:style-name="P9"><text:tab/>"author" : [</text:p>
      <text:p text:style-name="P9"><text:tab/><text:tab/>{</text:p>
      <text:p text:style-name="P9"><text:tab/><text:tab/><text:tab/>"Author_name" : "Mr.Bagal",</text:p>
      <text:p text:style-name="P9"><text:tab/><text:tab/><text:tab/>"Author_address" : "Pune",</text:p>
      <text:p text:style-name="P9"><text:tab/><text:tab/><text:tab/>"phone" : [</text:p>
      <text:p text:style-name="P9"><text:tab/><text:tab/><text:tab/><text:tab/>{</text:p>
      <text:p text:style-name="P9"><text:tab/><text:tab/><text:tab/><text:tab/><text:tab/>"Author_phone" : "9922778844"</text:p>
      <text:p text:style-name="P9"><text:tab/><text:tab/><text:tab/><text:tab/>},</text:p>
      <text:p text:style-name="P9"><text:soft-page-break/><text:tab/><text:tab/><text:tab/><text:tab/>{</text:p>
      <text:p text:style-name="P9"><text:tab/><text:tab/><text:tab/><text:tab/><text:tab/>"landline" : 4574538</text:p>
      <text:p text:style-name="P9"><text:tab/><text:tab/><text:tab/><text:tab/>}</text:p>
      <text:p text:style-name="P9"><text:tab/><text:tab/><text:tab/>]</text:p>
      <text:p text:style-name="P9"><text:tab/><text:tab/>},</text:p>
      <text:p text:style-name="P9"><text:tab/><text:tab/>{</text:p>
      <text:p text:style-name="P9"><text:tab/><text:tab/><text:tab/>"Author_name" : "Mr.sehgal",</text:p>
      <text:p text:style-name="P9"><text:tab/><text:tab/><text:tab/>"Author_address" : "Mumbai",</text:p>
      <text:p text:style-name="P9"><text:tab/><text:tab/><text:tab/>"phone" : [</text:p>
      <text:p text:style-name="P9"><text:tab/><text:tab/><text:tab/><text:tab/>{</text:p>
      <text:p text:style-name="P9"><text:tab/><text:tab/><text:tab/><text:tab/><text:tab/>"Author_phone" : "998988776"</text:p>
      <text:p text:style-name="P9"><text:tab/><text:tab/><text:tab/><text:tab/>},</text:p>
      <text:p text:style-name="P9"><text:tab/><text:tab/><text:tab/><text:tab/>{</text:p>
      <text:p text:style-name="P9"><text:tab/><text:tab/><text:tab/><text:tab/><text:tab/>"landline" : 90909090</text:p>
      <text:p text:style-name="P9"><text:tab/><text:tab/><text:tab/><text:tab/>}</text:p>
      <text:p text:style-name="P9"><text:tab/><text:tab/><text:tab/>]</text:p>
      <text:p text:style-name="P9"><text:tab/><text:tab/>}</text:p>
      <text:p text:style-name="P9"><text:tab/>],</text:p>
      <text:p text:style-name="P9"><text:tab/>"Publisher_city" : "Thane",</text:p>
      <text:p text:style-name="P9"><text:tab/>"Price" : 678,</text:p>
      <text:p text:style-name="P9"><text:tab/>"Copy" : 200</text:p>
      <text:p text:style-name="P9">}</text:p>
      <text:p text:style-name="P9">{</text:p>
      <text:p text:style-name="P9"><text:tab/>"_id" : ObjectId("5d899eb06db46d6c825f4ccd"),</text:p>
      <text:p text:style-name="P9"><text:tab/>"Book_ISBN" : 5,</text:p>
      <text:p text:style-name="P9"><text:tab/>"Title" : "TOC",</text:p>
      <text:p text:style-name="P9"><text:tab/>"Publisher_name" : "Pranav",</text:p>
      <text:p text:style-name="P9"><text:tab/>"author" : [</text:p>
      <text:p text:style-name="P9"><text:tab/><text:tab/>{</text:p>
      <text:p text:style-name="P9"><text:tab/><text:tab/><text:tab/>"Author_name" : "SHAHA",</text:p>
      <text:p text:style-name="P9"><text:tab/><text:tab/><text:tab/>"Author_address" : "delhi",</text:p>
      <text:p text:style-name="P9"><text:tab/><text:tab/><text:tab/>"phone" : [</text:p>
      <text:p text:style-name="P9"><text:tab/><text:tab/><text:tab/><text:tab/>{</text:p>
      <text:p text:style-name="P9"><text:tab/><text:tab/><text:tab/><text:tab/><text:tab/>"Author_phone" : "9965434455"</text:p>
      <text:p text:style-name="P9"><text:tab/><text:tab/><text:tab/><text:tab/>},</text:p>
      <text:p text:style-name="P9"><text:tab/><text:tab/><text:tab/><text:tab/>{</text:p>
      <text:p text:style-name="P9"><text:tab/><text:tab/><text:tab/><text:tab/><text:tab/>"landline" : 898764332</text:p>
      <text:p text:style-name="P9"><text:tab/><text:tab/><text:tab/><text:tab/>}</text:p>
      <text:p text:style-name="P9"><text:tab/><text:tab/><text:tab/>]</text:p>
      <text:p text:style-name="P9"><text:tab/><text:tab/>},</text:p>
      <text:p text:style-name="P9"><text:tab/><text:tab/>{</text:p>
      <text:p text:style-name="P9"><text:tab/><text:tab/><text:tab/>"Author_name" : "varsha",</text:p>
      <text:p text:style-name="P9"><text:tab/><text:tab/><text:tab/>"Author_address" : "Mumbai",</text:p>
      <text:p text:style-name="P9"><text:tab/><text:tab/><text:tab/>"phone" : [</text:p>
      <text:p text:style-name="P9"><text:tab/><text:tab/><text:tab/><text:tab/>{</text:p>
      <text:p text:style-name="P9"><text:tab/><text:tab/><text:tab/><text:tab/><text:tab/>"Author_phone" : "9898976654"</text:p>
      <text:p text:style-name="P9"><text:tab/><text:tab/><text:tab/><text:tab/>},</text:p>
      <text:p text:style-name="P9"><text:tab/><text:tab/><text:tab/><text:tab/>{</text:p>
      <text:p text:style-name="P9"><text:tab/><text:tab/><text:tab/><text:tab/><text:tab/>"landline" : 987654543257</text:p>
      <text:p text:style-name="P9"><text:soft-page-break/><text:tab/><text:tab/><text:tab/><text:tab/>}</text:p>
      <text:p text:style-name="P9"><text:tab/><text:tab/><text:tab/>]</text:p>
      <text:p text:style-name="P9"><text:tab/><text:tab/>}</text:p>
      <text:p text:style-name="P9"><text:tab/>],</text:p>
      <text:p text:style-name="P9"><text:tab/>"Publisher_city" : "Delhi",</text:p>
      <text:p text:style-name="P9"><text:tab/>"Price" : 500,</text:p>
      <text:p text:style-name="P9"><text:tab/>"Copy" : 70</text:p>
      <text:p text:style-name="P9">}</text:p>
      <text:p text:style-name="P9">4.upadate city</text:p>
      <text:p text:style-name="P9">&gt; <text:s/>db.book.update({"Publisher_name":"Pearson"},{$set:{"Publisher_city":"Mumbai"}})</text:p>
      <text:p text:style-name="P9">&gt; db.book.find().pretty();</text:p>
      <text:p text:style-name="P9">{</text:p>
      <text:p text:style-name="P9"><text:tab/>"Book_ISBN" : 8,</text:p>
      <text:p text:style-name="P9"><text:tab/>"Copy" : 200,</text:p>
      <text:p text:style-name="P9"><text:tab/>"Price" : 678,</text:p>
      <text:p text:style-name="P9"><text:tab/>"Publisher_city" : "Mumbai",</text:p>
      <text:p text:style-name="P9"><text:tab/>"Publisher_name" : "Pearson",</text:p>
      <text:p text:style-name="P9"><text:tab/>"Title" : "CN",</text:p>
      <text:p text:style-name="P9"><text:tab/>"_id" : ObjectId("5d899e7f6db46d6c825f4ccc"),</text:p>
      <text:p text:style-name="P9"><text:tab/>"author" : [</text:p>
      <text:p text:style-name="P9"><text:tab/><text:tab/>{</text:p>
      <text:p text:style-name="P9"><text:tab/><text:tab/><text:tab/>"Author_name" : "Mr.Bagal",</text:p>
      <text:p text:style-name="P9"><text:tab/><text:tab/><text:tab/>"Author_address" : "Pune",</text:p>
      <text:p text:style-name="P9"><text:tab/><text:tab/><text:tab/>"phone" : [</text:p>
      <text:p text:style-name="P9"><text:tab/><text:tab/><text:tab/><text:tab/>{</text:p>
      <text:p text:style-name="P9"><text:tab/><text:tab/><text:tab/><text:tab/><text:tab/>"Author_phone" : "9922778844"</text:p>
      <text:p text:style-name="P9"><text:tab/><text:tab/><text:tab/><text:tab/>},</text:p>
      <text:p text:style-name="P9"><text:tab/><text:tab/><text:tab/><text:tab/>{</text:p>
      <text:p text:style-name="P9"><text:tab/><text:tab/><text:tab/><text:tab/><text:tab/>"landline" : 4574538</text:p>
      <text:p text:style-name="P9"><text:tab/><text:tab/><text:tab/><text:tab/>}</text:p>
      <text:p text:style-name="P9"><text:tab/><text:tab/><text:tab/>]</text:p>
      <text:p text:style-name="P9"><text:tab/><text:tab/>},</text:p>
      <text:p text:style-name="P9"><text:tab/><text:tab/>{</text:p>
      <text:p text:style-name="P9"><text:tab/><text:tab/><text:tab/>"Author_name" : "Mr.sehgal",</text:p>
      <text:p text:style-name="P9"><text:tab/><text:tab/><text:tab/>"Author_address" : "Mumbai",</text:p>
      <text:p text:style-name="P9"><text:tab/><text:tab/><text:tab/>"phone" : [</text:p>
      <text:p text:style-name="P9"><text:tab/><text:tab/><text:tab/><text:tab/>{</text:p>
      <text:p text:style-name="P9"><text:tab/><text:tab/><text:tab/><text:tab/><text:tab/>"Author_phone" : "998988776"</text:p>
      <text:p text:style-name="P9"><text:tab/><text:tab/><text:tab/><text:tab/>},</text:p>
      <text:p text:style-name="P9"><text:tab/><text:tab/><text:tab/><text:tab/>{</text:p>
      <text:p text:style-name="P9"><text:tab/><text:tab/><text:tab/><text:tab/><text:tab/>"landline" : 90909090</text:p>
      <text:p text:style-name="P9"><text:tab/><text:tab/><text:tab/><text:tab/>}</text:p>
      <text:p text:style-name="P9"><text:tab/><text:tab/><text:tab/>]</text:p>
      <text:p text:style-name="P9"><text:tab/><text:tab/>}</text:p>
      <text:p text:style-name="P9"><text:tab/>]</text:p>
      <text:p text:style-name="P9">}</text:p>
      <text:p text:style-name="P9">{</text:p>
      <text:p text:style-name="P9"><text:tab/>"_id" : ObjectId("5d899eb06db46d6c825f4ccd"),</text:p>
      <text:p text:style-name="P9"><text:tab/>"Book_ISBN" : 5,</text:p>
      <text:p text:style-name="P9"><text:soft-page-break/><text:tab/>"Title" : "TOC",</text:p>
      <text:p text:style-name="P9"><text:tab/>"Publisher_name" : "Pranav",</text:p>
      <text:p text:style-name="P9"><text:tab/>"author" : [</text:p>
      <text:p text:style-name="P9"><text:tab/><text:tab/>{</text:p>
      <text:p text:style-name="P9"><text:tab/><text:tab/><text:tab/>"Author_name" : "SHAHA",</text:p>
      <text:p text:style-name="P9"><text:tab/><text:tab/><text:tab/>"Author_address" : "delhi",</text:p>
      <text:p text:style-name="P9"><text:tab/><text:tab/><text:tab/>"phone" : [</text:p>
      <text:p text:style-name="P9"><text:tab/><text:tab/><text:tab/><text:tab/>{</text:p>
      <text:p text:style-name="P9"><text:tab/><text:tab/><text:tab/><text:tab/><text:tab/>"Author_phone" : "9965434455"</text:p>
      <text:p text:style-name="P9"><text:tab/><text:tab/><text:tab/><text:tab/>},</text:p>
      <text:p text:style-name="P9"><text:tab/><text:tab/><text:tab/><text:tab/>{</text:p>
      <text:p text:style-name="P9"><text:tab/><text:tab/><text:tab/><text:tab/><text:tab/>"landline" : 898764332</text:p>
      <text:p text:style-name="P9"><text:tab/><text:tab/><text:tab/><text:tab/>}</text:p>
      <text:p text:style-name="P9"><text:tab/><text:tab/><text:tab/>]</text:p>
      <text:p text:style-name="P9"><text:tab/><text:tab/>},</text:p>
      <text:p text:style-name="P9"><text:tab/><text:tab/>{</text:p>
      <text:p text:style-name="P9"><text:tab/><text:tab/><text:tab/>"Author_name" : "varsha",</text:p>
      <text:p text:style-name="P9"><text:tab/><text:tab/><text:tab/>"Author_address" : "Mumbai",</text:p>
      <text:p text:style-name="P9"><text:tab/><text:tab/><text:tab/>"phone" : [</text:p>
      <text:p text:style-name="P9"><text:tab/><text:tab/><text:tab/><text:tab/>{</text:p>
      <text:p text:style-name="P9"><text:tab/><text:tab/><text:tab/><text:tab/><text:tab/>"Author_phone" : "9898976654"</text:p>
      <text:p text:style-name="P9"><text:tab/><text:tab/><text:tab/><text:tab/>},</text:p>
      <text:p text:style-name="P9"><text:tab/><text:tab/><text:tab/><text:tab/>{</text:p>
      <text:p text:style-name="P9"><text:tab/><text:tab/><text:tab/><text:tab/><text:tab/>"landline" : 987654543257</text:p>
      <text:p text:style-name="P9"><text:tab/><text:tab/><text:tab/><text:tab/>}</text:p>
      <text:p text:style-name="P9"><text:tab/><text:tab/><text:tab/>]</text:p>
      <text:p text:style-name="P9"><text:tab/><text:tab/>}</text:p>
      <text:p text:style-name="P9"><text:tab/>],</text:p>
      <text:p text:style-name="P9"><text:tab/>"Publisher_city" : "Delhi",</text:p>
      <text:p text:style-name="P9"><text:tab/>"Price" : 500,</text:p>
      <text:p text:style-name="P9"><text:tab/>"Copy" : 70</text:p>
      <text:p text:style-name="P9">}</text:p>
      <text:p text:style-name="P10">5.publisher details</text:p>
      <text:p text:style-name="P10">&gt; db.book.find({"Publisher_name":"Pearson"}).pretty()</text:p>
      <text:p text:style-name="P10">{</text:p>
      <text:p text:style-name="P10"><text:tab/>"Book_ISBN" : 8,</text:p>
      <text:p text:style-name="P10"><text:tab/>"Copy" : 200,</text:p>
      <text:p text:style-name="P10"><text:tab/>"Price" : 678,</text:p>
      <text:p text:style-name="P10"><text:tab/>"Publisher_city" : "Mumbai",</text:p>
      <text:p text:style-name="P10"><text:tab/>"Publisher_name" : "Pearson",</text:p>
      <text:p text:style-name="P10"><text:tab/>"Title" : "CN",</text:p>
      <text:p text:style-name="P10"><text:tab/>"_id" : ObjectId("5d899e7f6db46d6c825f4ccc"),</text:p>
      <text:p text:style-name="P10"><text:tab/>"author" : [</text:p>
      <text:p text:style-name="P10"><text:tab/><text:tab/>{</text:p>
      <text:p text:style-name="P10"><text:tab/><text:tab/><text:tab/>"Author_name" : "Mr.Bagal",</text:p>
      <text:p text:style-name="P10"><text:tab/><text:tab/><text:tab/>"Author_address" : "Pune",</text:p>
      <text:p text:style-name="P10"><text:tab/><text:tab/><text:tab/>"phone" : [</text:p>
      <text:p text:style-name="P10"><text:tab/><text:tab/><text:tab/><text:tab/>{</text:p>
      <text:p text:style-name="P10"><text:tab/><text:tab/><text:tab/><text:tab/><text:tab/>"Author_phone" : "9922778844"</text:p>
      <text:p text:style-name="P10"><text:soft-page-break/><text:tab/><text:tab/><text:tab/><text:tab/>},</text:p>
      <text:p text:style-name="P10"><text:tab/><text:tab/><text:tab/><text:tab/>{</text:p>
      <text:p text:style-name="P10"><text:tab/><text:tab/><text:tab/><text:tab/><text:tab/>"landline" : 4574538</text:p>
      <text:p text:style-name="P10"><text:tab/><text:tab/><text:tab/><text:tab/>}</text:p>
      <text:p text:style-name="P10"><text:tab/><text:tab/><text:tab/>]</text:p>
      <text:p text:style-name="P10"><text:tab/><text:tab/>},</text:p>
      <text:p text:style-name="P10"><text:tab/><text:tab/>{</text:p>
      <text:p text:style-name="P10"><text:tab/><text:tab/><text:tab/>"Author_name" : "Mr.sehgal",</text:p>
      <text:p text:style-name="P10"><text:tab/><text:tab/><text:tab/>"Author_address" : "Mumbai",</text:p>
      <text:p text:style-name="P10"><text:tab/><text:tab/><text:tab/>"phone" : [</text:p>
      <text:p text:style-name="P10"><text:tab/><text:tab/><text:tab/><text:tab/>{</text:p>
      <text:p text:style-name="P10"><text:tab/><text:tab/><text:tab/><text:tab/><text:tab/>"Author_phone" : "998988776"</text:p>
      <text:p text:style-name="P10"><text:tab/><text:tab/><text:tab/><text:tab/>},</text:p>
      <text:p text:style-name="P10"><text:tab/><text:tab/><text:tab/><text:tab/>{</text:p>
      <text:p text:style-name="P10"><text:tab/><text:tab/><text:tab/><text:tab/><text:tab/>"landline" : 90909090</text:p>
      <text:p text:style-name="P10"><text:tab/><text:tab/><text:tab/><text:tab/>}</text:p>
      <text:p text:style-name="P10"><text:tab/><text:tab/><text:tab/>]</text:p>
      <text:p text:style-name="P10"><text:tab/><text:tab/>}</text:p>
      <text:p text:style-name="P10"><text:tab/>]</text:p>
      <text:p text:style-name="P10">}</text:p>
      <text:p text:style-name="P10">&gt; 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9-09-23T09:49:19.763199551</meta:creation-date>
    <dc:date>2019-09-24T10:22:08.371224357</dc:date>
    <dc:creator>student </dc:creator>
    <meta:editing-duration>PT41M4S</meta:editing-duration>
    <meta:editing-cycles>9</meta:editing-cycles>
    <meta:generator>LibreOffice/4.1.3.2$Linux_X86_64 LibreOffice_project/410$Build-2</meta:generator>
    <meta:document-statistic meta:table-count="0" meta:image-count="0" meta:object-count="0" meta:page-count="7" meta:paragraph-count="305" meta:word-count="632" meta:character-count="6011" meta:non-whitespace-character-count="4653"/>
  </office:meta>
</office:document-meta>
</file>